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style:paragraph-properties fo:background-color="#eeeeee">
        <style:background-image/>
      </style:paragraph-properties>
    </style:style>
    <style:style style:name="P73" style:family="paragraph" style:parent-style-name="Text_20_body">
      <style:paragraph-properties fo:background-color="#eeeeee">
        <style:background-image/>
      </style:paragraph-properties>
      <style:text-properties fo:language="ru" fo:country="RU"/>
    </style:style>
    <style:style style:name="P74" style:family="paragraph" style:parent-style-name="Text_20_body">
      <style:paragraph-properties fo:text-align="justify" style:justify-single-word="false"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7" style:family="paragraph" style:parent-style-name="Text_20_body">
      <style:paragraph-properties fo:margin-left="0cm" fo:margin-right="0cm" fo:text-align="justify" style:justify-single-word="false"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fo:color="#800000"/>
    </style:style>
    <style:style style:name="P7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cm" fo:margin-right="0cm" fo:text-align="center" style:justify-single-word="false" fo:text-indent="0cm" style:auto-text-indent="false"/>
    </style:style>
    <style:style style:name="P8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8" style:family="paragraph" style:parent-style-name="Heading_20_1">
      <style:paragraph-properties fo:margin-left="0cm" fo:margin-right="0cm" fo:text-align="center" style:justify-single-word="false" fo:text-indent="0.499cm" style:auto-text-indent="false"/>
    </style:style>
    <style:style style:name="P99" style:family="paragraph" style:parent-style-name="Heading_20_1">
      <style:paragraph-properties fo:background-color="#eeeeee">
        <style:background-image/>
      </style:paragraph-properties>
    </style:style>
    <style:style style:name="P100" style:family="paragraph" style:parent-style-name="Heading_20_2">
      <style:text-properties fo:language="en" fo:country="US"/>
    </style:style>
    <style:style style:name="P101" style:family="paragraph" style:parent-style-name="Heading_20_2">
      <style:text-properties fo:language="ru" fo:country="RU"/>
    </style:style>
    <style:style style:name="P102" style:family="paragraph" style:parent-style-name="Heading_20_2">
      <style:paragraph-properties fo:background-color="#eeeeee">
        <style:background-image/>
      </style:paragraph-properties>
    </style:style>
    <style:style style:name="P103" style:family="paragraph" style:parent-style-name="Heading_20_2">
      <style:paragraph-properties fo:background-color="#eeeeee">
        <style:background-image/>
      </style:paragraph-properties>
      <style:text-properties fo:language="ru" fo:country="RU"/>
    </style:style>
    <style:style style:name="P10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5" style:family="paragraph" style:parent-style-name="Footnote">
      <style:text-properties fo:language="ru" fo:country="RU"/>
    </style:style>
    <style:style style:name="P106" style:family="paragraph" style:parent-style-name="Footnote">
      <style:text-properties fo:color="#800000"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11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66867340721245760" text:style-name="L1">
        <text:list-item>
          <text:p text:style-name="P107">добавить детектив <text:span text:style-name="T1">(реализовано)</text:span>+ магические уроки/трактаты Старсвирла</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6400647223216918136" text:style-name="L2">
        <text:list-item>
          <text:p text:style-name="P109">«Великие грифоны прошлого» - из канона (5<text:span text:style-name="T5">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text:soft-page-break/>«Основы Заклятий» - обмен</text:p>
        </text:list-item>
        <text:list-item>
          <text:p text:style-name="P10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630223714590187143"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0" text:outline-level="2">1. Терра</text:h>
      <text:p text:style-name="P17">музыка - кондовая электронная, холодная и отчаянная (Electronics “Disappointed”)</text:p>
      <text:p text:style-name="P7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670938020987915251"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и так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1"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100"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галерею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 – Они перестали бояться экзаменов?</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6</text:span></text:h>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text:span><text:span text:style-name="T23">кухонный закуток, судя по наличию </text:span><text:span text:style-name="T23">кухонн</text:span><text:span text:style-name="T23">ого</text:span><text:span text:style-name="T23"> шкафчик</text:span><text:span text:style-name="T23">а</text:span><text:span text:style-name="T23"> с </text:span><text:span text:style-name="T23">раковиной</text:span><text:span text:style-name="T23"> и фонтанчиком. </text:span><text:span text:style-name="T22">Каменный пол комнаты был покрыт розовым ковром с высоченным ворсом.</text:span><text:span text:style-name="T23"> </text:span><text:span text:style-name="T22">Его центр занимал </text:span><text:span text:style-name="T23">кругл</text:span><text:span text:style-name="T22">ый</text:span><text:span text:style-name="T23"> матрас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28">– Рада тебя видеть, Макс. – знакомый силуэт на балконе повернулся в мою сторону. Гардины раздвинулись и Селестия вошла в комнату.</text:p>
      <text:p text:style-name="P2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8">Аликорница смотрела на меня из под чёлки с фирменной саркастической улыбочкой.</text:p>
      <text:p text:style-name="P28">– <text:span text:style-name="T1">Такое впечатление, что ты увидел не меня, а василиска! Отомри!</text:span></text:p>
      <text:p text:style-name="P29">Я выдохнул.</text:p>
      <text:p text:style-name="P28">– <text:span text:style-name="T1">Как ты это делаешь? Я видел тебя и раньше, но ты никогда не была такой... Такой...</text:span></text:p>
      <text:p text:style-name="P2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29">Селестия тихо рассмеялась.</text:p>
      <text:p text:style-name="P28">– <text:span text:style-name="T1">Могу же я расслабиться хотя бы раз в сто лет? Я тоже живое существо, что бы там ни говорили подпольщики.</text:span></text:p>
      <text:p text:style-name="P29">Она кивком указала мне на тапочки в углу рядом с накопытниками. Я переобулся и вошёл в комнату.</text:p>
      <text:p text:style-name="P28">– <text:span text:style-name="T1">О каких подпольщиках ты говоришь? В Эквестрии зреет революция?</text:span></text:p>
      <text:p text:style-name="P28">Селестия подошла к фонтанчику и начала набирать воду в серебряный чайник.</text:p>
      <text:p text:style-name="P28"><text:soft-page-break/>– Нет, что ты. Во все времена некоторым пони нравилось играть <text:s/>в конспирацию и борьбу за идеалы 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p>
      <text:p text:style-name="P2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9">Аликорница искоса зыркнула на меня, недовольно сморщив нос.</text:p>
      <text:p text:style-name="P28"><text:span text:style-name="T1">–</text:span> Мы же договорились! Тия! Не хватало мне ещё слышать официоз у себя дома. Его в моей жизни и так хватает.</text:p>
      <text:p text:style-name="P28">Она открыла шкафчик и, потянув зубами золотой шнурок, вытащила чёрный с золотом пакетик.</text:p>
      <text:p text:style-name="P28"><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диване и похлопала копытом рядом с собой.</text:span></text:p>
      <text:p text:style-name="P28"><text:span text:style-name="T1">–</text:span> Не стой столбом, Макс! Об тебя можно взгляд поцарапать!</text:p>
      <text:p text:style-name="P28">Я присел на краешек. Она немного придвинулась ко мне смешливо сощурилась.</text:p>
      <text:p text:style-name="P28"><text:span text:style-name="T1">–</text:span> Ты не против, если мы продолжим знакомство? Я хотела пригласить тебя на чай ещё вчера, но землетрясение…</text:p>
      <text:p text:style-name="P28">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2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8">Тия виновато сморщила нос.</text:p>
      <text:p text:style-name="P2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8">Я молчал, раздумывая, чтобы такое остроумное ляпнуть в ответ, когда аликорница шутливо ткнула меня копытом в плечо. </text:p>
      <text:p text:style-name="P28"><text:span text:style-name="T1">–</text:span> Ну же, Макс, ты как деревянный! Расслабься! Можно подумать, тебя никогда раньше не приглашали на свидания!</text:p>
      <text:p text:style-name="P28">От неожиданности я повалился на диван.</text:p>
      <text:p text:style-name="P28"><text:span text:style-name="T1">–</text:span> Эй, полегче! Ты пихаешься, как бульдозер!</text:p>
      <text:p text:style-name="P28"><text:soft-page-break/><text:span text:style-name="T1">Тия в ответ </text:span><text:span text:style-name="T1">только </text:span><text:span text:style-name="T1">фыркнула. </text:span><text:span text:style-name="T1">Потянувшись, она встала</text:span> и прошла к кухне, по пути задев меня крупом и опрокинув на диван вторично.</text:p>
      <text:p text:style-name="P2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8"><text:span text:style-name="T1">–</text:span> Ты чего??? <text:span text:style-name="T1">–</text:span> я непонимающе уставился на аликорницу.</text:p>
      <text:p text:style-name="P68"><text:span text:style-name="T1">– </text:span>Моя маленькая месть дворцовым ритуалам. <text:span text:style-name="T1">–</text:span> продолжая напевать<text:note text:id="ftn0" text:note-class="footnote"><text:note-citation>12</text:note-citation><text:note-body><text:p text:style-name="P106">Мне печалиться не стоит</text:p><text:p text:style-name="P106">Жизнь прекрасна и ярка</text:p><text:p text:style-name="P106">Телом молода, душою —</text:p><text:p text:style-name="P106">Как степной дракон мудра.</text:p><text:p text:style-name="P106"/><text:p text:style-name="P106">Я видала взлёт империй,</text:p><text:p text:style-name="P106">Я жила среди легенд,</text:p><text:p text:style-name="P106">...</text:p><text:p text:style-name="P90"/></text:note-body></text:note> &lt;<text:span text:style-name="T8">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6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68">Аликорница поставила на поднос чашки и плетёнку с бубликами и вернулась на диван. От чашек подымался радужный пар необычно густой консистенции. Пряный запах, немного напоминающий корицу, щекотал ноздри. Она взяла чашку в копыта, вторую предложила мне.</text:p>
      <text:p text:style-name="P2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68">– Тшшшш! – копыто Тии легонько нажало мне на макушку. – Не улетай. При первом знакомстве с радужным чаем уносит. Не делай резких движений, чтобы не повредить себе.</text:p>
      <text:p text:style-name="P6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68">Я повернулся к Тие. Мне пришлось осторожно напрягать мускулы шеи, чтобы они случайно не отвернули голову нафиг.</text:p>
      <text:p text:style-name="P68">– Это просто бомба! Я чувствую себя богом! Кажется, я понял секрет вашей силы и долголетия: вы пьёте эту траву каждый день.</text:p>
      <text:p text:style-name="P68">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68"><text:span text:style-name="T1">Копыто легло мне на плечо и мягко повалило на диван. Тия легла рядом и тепло дунула мне в ухо.</text:span></text:p>
      <text:p text:style-name="P68">– <text:span text:style-name="T1">Ты готов познакомиться поближе? Совсем близко?</text:span></text:p>
      <text:p text:style-name="P68">– <text:span text:style-name="T1">В-в смысле? </text:span>– <text:span text:style-name="T1">у меня немного заплетался язык от состояния полной расторможенности.</text:span></text:p>
      <text:p text:style-name="P68"><text:span text:style-name="T1">Тия фыркнула.</text:span></text:p>
      <text:p text:style-name="P68"><text:span text:style-name="T1">– Помнится, недавно ты чуть не затащил меня на одну укромную полянку для вполне определённого занятия. Так вот, уверяю тебя, моё жильё подходит для этого куда лучше.</text:span></text:p>
      <text:p text:style-name="P68"><text:span text:style-name="T1">Её ресницы щекотали мне щеку. Я повернулся к ней и буквально растворился в ласковом взгляде </text:span><text:soft-page-break/><text:span text:style-name="T1">огромных глаз.</text:span></text:p>
      <text:p text:style-name="P68"><text:span text:style-name="T1">– Ты предлагаешь мне заняться сексом? Но... как?</text:span></text:p>
      <text:p text:style-name="P6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ло немного не по себе.</text:span></text:p>
      <text:p text:style-name="P68"><text:span text:style-name="T1">Тия подняла голову.</text:span></text:p>
      <text:p text:style-name="P68"><text:span text:style-name="T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span></text:p>
      <text:p text:style-name="P68"><text:span text:style-name="T1"/></text:p>
      <text:p text:style-name="P68"><text:span text:style-name="T1"/></text:p>
      <text:p text:style-name="P68"/>
      <text:p text:style-name="P50">&lt;- Макс,- шепнула Тия — Я не смогу сделать тебя бессмертным. Мне очень жаль...</text:p>
      <text:p text:style-name="P50">Слезы злости душили меня. Но я сдержался.</text:p>
      <text:p text:style-name="P50">- Охренеть. - сказал я холодно. - А я прям напрашивался.</text:p>
      <text:p text:style-name="P50">…</text:p>
      <text:p text:style-name="P50">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50">&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6"><text:span text:style-name="T14">&lt;</text:span><text:span text:style-name="T12">в сцене 34 - Тия при заварке чая добавляет порошок в огонь - тот становится голубым. А в чай - щепотку афродизиака</text:span><text:span text:style-name="T14">&gt;</text:span></text:p>
      <text:p text:style-name="P44"/>
      <text:p text:style-name="P36"/>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p text:style-name="P1"/>
      <text:p text:style-name="P1"/>
      <text:p text:style-name="P1"/>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text:soft-page-break/>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0">Селестия устроилась на ковре напротив меня и начала рассказ.</text:p>
      <text:p text:style-name="P29"/>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
      <text:p text:style-name="P47"/>
      <text:p text:style-name="P36"/>
      <text:p text:style-name="P40">&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12">(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text:span><text:soft-page-break/><text:span text:style-name="T15">жалкий, обблёванный, беспомощный, - но всё равно старался помочь мне. Это было так трогательно... </text:span></text:p>
      <text:p text:style-name="P46">– Тьфу!</text:p>
      <text:p text:style-name="P50"><text:span text:style-name="T12">– <text:s/>Мне очень жаль...</text:span>&gt;</text:p>
      <text:p text:style-name="P50"/>
      <text:p text:style-name="P50"/>
      <text:p text:style-name="P37">***</text:p>
      <text:p text:style-name="P40"/>
      <text:p text:style-name="P36"><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2" text:outline-level="2">Рассказ Селестии <text:span text:style-name="T12">(“1001 ночь”)</text:span></text:h>
      <text:p text:style-name="P4"/>
      <text:p text:style-name="P40"/>
      <text:p text:style-name="P36"/>
      <text:h text:style-name="P102" text:outline-level="2">ЛСД-чаепитие</text:h>
      <text:p text:style-name="P36"/>
      <text:p text:style-name="P36"/>
      <text:h text:style-name="P102" text:outline-level="2">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text:soft-page-break/>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text:soft-page-break/>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oft-page-break/><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2" text:outline-level="2">Рейд пони-рэйнджеров-2 (<text:span text:style-name="T12">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text:soft-page-break/>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2">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oft-page-break/><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2"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oft-page-break/><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2">34 - утерянная глава </text:span><text:span text:style-name="T5">&gt;</text:span></text:p>
      <text:p text:style-name="P36"><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2" text:outline-level="2">В библиотеке замка Селестии</text:h>
      <text:p text:style-name="P72"/>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2"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text:soft-page-break/>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oft-page-break/><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oft-page-break/><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2">Во время удара магией гармонии Макс впервые видит звёздного аликорна. Тот ему показывает, что </text:span><text:span text:style-name="T12">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2"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text:soft-page-break/>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oft-page-break/><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text:soft-page-break/>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2" text:outline-level="2"><text:soft-page-break/>Первый сеанс двойного сна. Рэрити</text:h>
      <text:p text:style-name="P36"/>
      <text:p text:style-name="P36"><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36"/>
      <text:h text:style-name="P102" text:outline-level="2">Сон Макса</text:h>
      <text:p text:style-name="P72"/>
      <text:p text:style-name="P36"><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oft-page-break/><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2"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6"><text:span text:style-name="T12">У Твайлайт после видения гибели Кимеринна появились морщинки возле глаз</text:span><text:span text:style-name="T5">&gt;</text:span></text:p>
      <text:p text:style-name="P36"/>
      <text:h text:style-name="P102" text:outline-level="2"><text:soft-page-break/>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2">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oft-page-break/><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6"><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2">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2">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2"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2">Вкратце суть сна Рэрити.</text:span></text:p>
      <text:p text:style-name="P36"><text:soft-page-break/><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6"><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6"><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6"><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oft-page-break/>(<text:span text:style-name="T5">&lt;</text:span><text:span text:style-name="T12">согласовать с тем, что говорил Анакорн о Р/Д</text:span><text:span text:style-name="T5">&gt;</text:span>). </text:p>
      <text:p text:style-name="P36">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6"><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2">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2">Кто следующий готов рассказывать?</text:span></text:p>
      <text:p text:style-name="P43">Пинки дёрнулась на месте, но промолчала.</text:p>
      <text:p text:style-name="P36"><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6"/>
      <text:p text:style-name="P36"><text:span text:style-name="T5">&lt;</text:span><text:span text:style-name="T12">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2">В мире Терры они ищут Селестию. В конце-концов Макс находит её в кибермозге </text:span><text:span text:style-name="T14">—</text:span><text:span text:style-name="T12"> в подпрограмме </text:span><text:soft-page-break/><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2"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2"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2"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2">Концепция абсолютного зла. Вычеркнуть кого-то из бытия.</text:span></text:p>
      <text:p text:style-name="P36"><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6"/>
      <text:h text:style-name="P102"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6"/>
      <text:p text:style-name="P36"><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6"/>
      <text:h text:style-name="P102"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text:soft-page-break/>магии…</text:p>
      <text:p text:style-name="P36">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text:soft-page-break/></text:p>
      <text:h text:style-name="P102" text:outline-level="2">Поиск решения</text:h>
      <text:p text:style-name="P72"/>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oft-page-break/><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6"/>
      <text:h text:style-name="P102"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2">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6">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oft-page-break/><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2">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text:soft-page-break/>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pan text:style-name="T12">узнаёт в Нексусе Селестию.</text:span><text:span text:style-name="T5">&gt;</text:span></text:p>
      <text:p text:style-name="P36"/>
      <text:h text:style-name="P102"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2" text:outline-level="2">Поиски</text:h>
      <text:p text:style-name="P36"/>
      <text:p text:style-name="P36"><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2">расписать подробнее. Дискорд на миг должен сбросить маску и предстать древним необъяснимым </text:span><text:span text:style-name="T12">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2"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2">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text:soft-page-break/>–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2" text:outline-level="2">След?</text:h>
      <text:p text:style-name="P72"/>
      <text:p text:style-name="P36"><text:span text:style-name="T5">&lt;</text:span><text:span text:style-name="T12">сначала эпизод - проверка сумки в серверной</text:span><text:span text:style-name="T5">&gt;</text:span></text:p>
      <text:p text:style-name="P36"><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text:soft-page-break/>– Да? – Она захлопнула книгу <text:span text:style-name="T5">&lt;</text:span><text:span text:style-name="T12">“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2">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text:soft-page-break/>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text:soft-page-break/>–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2" text:outline-level="2">Озарение</text:h>
      <text:p text:style-name="P36"/>
      <text:p text:style-name="P36"><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1172987908214028515" text:style-name="L5">
        <text:list-header>
          <text:p text:style-name="P1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21600358" text:continue-numbering="true" text:style-name="L5">
        <text:list-header>
          <text:p text:style-name="P112">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607712" text:continue-numbering="true" text:style-name="L5">
        <text:list-header>
          <text:p text:style-name="P112">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21592882" text:continue-numbering="true" text:style-name="L5">
        <text:list-header>
          <text:p text:style-name="P112">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3" text:outline-level="2">Почти.</text:h>
      <text:p text:style-name="P73"/>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03" text:outline-level="2">Дискорд</text:h>
      <text:p text:style-name="P72"/>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text:soft-page-break/>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3769449012877236990" text:style-name="L6">
        <text:list-header>
          <text:p text:style-name="P1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1"><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1"><text:span text:style-name="T5">– </text:span>Макс, тут окно разбито! И верёвка какая-то висит. – крикнула Флаттершай из кухни.</text:p>
      <text:p text:style-name="P91"><text:span text:style-name="T5">– </text:span>Оставь, Флатти, не сейчас! – отмахнулся я.</text:p>
      <text:p text:style-name="P97">Лампочка питания на ноутбуке горела, <text:s/>но подключенный монитор оставался тёмным. Я постучал по пробелу, но безрезультатно.</text:p>
      <text:p text:style-name="P9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5">–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5">– </text:span>Оп-па! – пробормотала Эпплджек. – Нежданчик!</text:p>
      <text:p text:style-name="P91"><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1969828999317627000" text:style-name="L7">
        <text:list-header>
          <text:p text:style-name="P10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02" text:outline-level="2"><text:soft-page-break/>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1">–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text:soft-page-break/>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text:soft-page-break/>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02"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text:soft-page-break/>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9"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0">–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4">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text:soft-page-break/></text:p>
      <text:p text:style-name="P9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Наверное можно, раз все предыдущее прокатило...</text:p>
      <text:p text:style-name="P94">–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5">–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5">– </text:span>Факн щит<text:note text:id="ftn12"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3">Анакорн развёл руками.</text:p>
      <text:p text:style-name="P9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2">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text:soft-page-break/>Я покачал головой.</text:p>
      <text:p text:style-name="P63"><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pan text:style-name="T1">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8229449175382308291" text:style-name="L8">
        <text:list-header>
          <text:p text:style-name="P115">(<text:span text:style-name="T18">Луна — как повелительница снов, слышала разговор Макса с Анакорном</text:span>)</text:p>
          <text:p text:style-name="P116"/>
        </text:list-header>
      </text:list>
      <text:p text:style-name="P83">***</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oft-page-break/><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02"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text:soft-page-break/>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12T01:42:58.65</dc:date>
    <meta:editing-duration>P54DT7H28M9S</meta:editing-duration>
    <meta:editing-cycles>2360</meta:editing-cycles>
    <meta:generator>OpenOffice/4.1.1$Win32 OpenOffice.org_project/411m6$Build-9775</meta:generator>
    <dc:creator>макс </dc:creator>
    <meta:document-statistic meta:table-count="0" meta:image-count="0" meta:object-count="0" meta:page-count="127" meta:paragraph-count="2626" meta:word-count="60989" meta:character-count="387635"/>
  </office:meta>
</office:document-meta>
</file>